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29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65in" svg:height="3.5449in" svg:x="2.1933in" svg:y="0.0106in">
            <draw:object draw:notify-on-update-of-ranges="Sheet1.B2:Sheet1.B1033 Sheet1.C1:Sheet1.C1 Sheet1.C2:Sheet1.C10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2" calcext:value-type="float">
            <text:p>752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" calcext:value-type="float">
            <text:p>776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4" calcext:value-type="float">
            <text:p>784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4" calcext:value-type="float">
            <text:p>8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2" calcext:value-type="float">
            <text:p>83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6" calcext:value-type="float">
            <text:p>856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2" calcext:value-type="float">
            <text:p>872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6" calcext:value-type="float">
            <text:p>896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4" calcext:value-type="float">
            <text:p>944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2" calcext:value-type="float">
            <text:p>952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4" calcext:value-type="float">
            <text:p>984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4" calcext:value-type="float">
            <text:p>424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8" calcext:value-type="float">
            <text:p>448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8" calcext:value-type="float">
            <text:p>488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6" calcext:value-type="float">
            <text:p>496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4" calcext:value-type="float">
            <text:p>504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6" calcext:value-type="float">
            <text:p>536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4" calcext:value-type="float">
            <text:p>544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2" calcext:value-type="float">
            <text:p>552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8" calcext:value-type="float">
            <text:p>56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6" calcext:value-type="float">
            <text:p>576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4" calcext:value-type="float">
            <text:p>584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2" calcext:value-type="float">
            <text:p>59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8" calcext:value-type="float">
            <text:p>608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6" calcext:value-type="float">
            <text:p>616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4" calcext:value-type="float">
            <text:p>624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2" calcext:value-type="float">
            <text:p>632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8" calcext:value-type="float">
            <text:p>648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6" calcext:value-type="float">
            <text:p>656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4" calcext:value-type="float">
            <text:p>664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2" calcext:value-type="float">
            <text:p>67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8" calcext:value-type="float">
            <text:p>688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6" calcext:value-type="float">
            <text:p>696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4" calcext:value-type="float">
            <text:p>704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2" calcext:value-type="float">
            <text:p>712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8" calcext:value-type="float">
            <text:p>728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6" calcext:value-type="float">
            <text:p>73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2" calcext:value-type="float">
            <text:p>75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6" calcext:value-type="float">
            <text:p>776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4" calcext:value-type="float">
            <text:p>78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2" calcext:value-type="float">
            <text:p>792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8" calcext:value-type="float">
            <text:p>808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6" calcext:value-type="float">
            <text:p>816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4" calcext:value-type="float">
            <text:p>82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2" calcext:value-type="float">
            <text:p>832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0" calcext:value-type="float">
            <text:p>840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8" calcext:value-type="float">
            <text:p>848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6" calcext:value-type="float">
            <text:p>856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4" calcext:value-type="float">
            <text:p>864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2" calcext:value-type="float">
            <text:p>872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0" calcext:value-type="float">
            <text:p>880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8" calcext:value-type="float">
            <text:p>888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6" calcext:value-type="float">
            <text:p>896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2" calcext:value-type="float">
            <text:p>912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0" calcext:value-type="float">
            <text:p>920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8" calcext:value-type="float">
            <text:p>928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6" calcext:value-type="float">
            <text:p>936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4" calcext:value-type="float">
            <text:p>944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2" calcext:value-type="float">
            <text:p>952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8" calcext:value-type="float">
            <text:p>968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6" calcext:value-type="float">
            <text:p>976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4" calcext:value-type="float">
            <text:p>984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2" calcext:value-type="float">
            <text:p>99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6" calcext:value-type="float">
            <text:p>1016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8" calcext:value-type="float">
            <text:p>288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6" calcext:value-type="float">
            <text:p>296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4" calcext:value-type="float">
            <text:p>304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8" calcext:value-type="float">
            <text:p>328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6" calcext:value-type="float">
            <text:p>33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4" calcext:value-type="float">
            <text:p>34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2" calcext:value-type="float">
            <text:p>35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8" calcext:value-type="float">
            <text:p>368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6" calcext:value-type="float">
            <text:p>376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4" calcext:value-type="float">
            <text:p>384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8" calcext:value-type="float">
            <text:p>408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6" calcext:value-type="float">
            <text:p>416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4" calcext:value-type="float">
            <text:p>424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2" calcext:value-type="float">
            <text:p>432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0" calcext:value-type="float">
            <text:p>440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8" calcext:value-type="float">
            <text:p>448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6" calcext:value-type="float">
            <text:p>456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4" calcext:value-type="float">
            <text:p>464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2" calcext:value-type="float">
            <text:p>472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0" calcext:value-type="float">
            <text:p>48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8" calcext:value-type="float">
            <text:p>48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6" calcext:value-type="float">
            <text:p>49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4" calcext:value-type="float">
            <text:p>504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0" calcext:value-type="float">
            <text:p>520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8" calcext:value-type="float">
            <text:p>528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6" calcext:value-type="float">
            <text:p>536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4" calcext:value-type="float">
            <text:p>54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2" calcext:value-type="float">
            <text:p>55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0" calcext:value-type="float">
            <text:p>560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8" calcext:value-type="float">
            <text:p>568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" calcext:value-type="float">
            <text:p>576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4" calcext:value-type="float">
            <text:p>584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2" calcext:value-type="float">
            <text:p>592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8" calcext:value-type="float">
            <text:p>608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6" calcext:value-type="float">
            <text:p>616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4" calcext:value-type="float">
            <text:p>624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2" calcext:value-type="float">
            <text:p>632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8" calcext:value-type="float">
            <text:p>648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6" calcext:value-type="float">
            <text:p>656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4" calcext:value-type="float">
            <text:p>664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2" calcext:value-type="float">
            <text:p>67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6" calcext:value-type="float">
            <text:p>696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4" calcext:value-type="float">
            <text:p>704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2" calcext:value-type="float">
            <text:p>712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0" calcext:value-type="float">
            <text:p>720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8" calcext:value-type="float">
            <text:p>728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6" calcext:value-type="float">
            <text:p>736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4" calcext:value-type="float">
            <text:p>74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2" calcext:value-type="float">
            <text:p>75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0" calcext:value-type="float">
            <text:p>760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8" calcext:value-type="float">
            <text:p>768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6" calcext:value-type="float">
            <text:p>776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4" calcext:value-type="float">
            <text:p>78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2" calcext:value-type="float">
            <text:p>79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8" calcext:value-type="float">
            <text:p>80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6" calcext:value-type="float">
            <text:p>816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4" calcext:value-type="float">
            <text:p>824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32" calcext:value-type="float">
            <text:p>832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0" calcext:value-type="float">
            <text:p>840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8" calcext:value-type="float">
            <text:p>848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6" calcext:value-type="float">
            <text:p>85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4" calcext:value-type="float">
            <text:p>86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2" calcext:value-type="float">
            <text:p>87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0" calcext:value-type="float">
            <text:p>880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8" calcext:value-type="float">
            <text:p>888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6" calcext:value-type="float">
            <text:p>896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4" calcext:value-type="float">
            <text:p>904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2" calcext:value-type="float">
            <text:p>912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0" calcext:value-type="float">
            <text:p>920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8" calcext:value-type="float">
            <text:p>928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6" calcext:value-type="float">
            <text:p>936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4" calcext:value-type="float">
            <text:p>944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2" calcext:value-type="float">
            <text:p>952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0" calcext:value-type="float">
            <text:p>960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8" calcext:value-type="float">
            <text:p>968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6" calcext:value-type="float">
            <text:p>976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4" calcext:value-type="float">
            <text:p>984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2" calcext:value-type="float">
            <text:p>99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8" calcext:value-type="float">
            <text:p>1008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6" calcext:value-type="float">
            <text:p>1016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2" calcext:value-type="float">
            <text:p>15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6" calcext:value-type="float">
            <text:p>176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8" calcext:value-type="float">
            <text:p>208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4" calcext:value-type="float">
            <text:p>22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8" calcext:value-type="float">
            <text:p>248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4" calcext:value-type="float">
            <text:p>26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2" calcext:value-type="float">
            <text:p>272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8" calcext:value-type="float">
            <text:p>288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6" calcext:value-type="float">
            <text:p>296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4" calcext:value-type="float">
            <text:p>304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2" calcext:value-type="float">
            <text:p>312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6" calcext:value-type="float">
            <text:p>33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4" calcext:value-type="float">
            <text:p>344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2" calcext:value-type="float">
            <text:p>352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0" calcext:value-type="float">
            <text:p>36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8" calcext:value-type="float">
            <text:p>36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6" calcext:value-type="float">
            <text:p>37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2" calcext:value-type="float">
            <text:p>392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8" calcext:value-type="float">
            <text:p>408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6" calcext:value-type="float">
            <text:p>416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4" calcext:value-type="float">
            <text:p>424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2" calcext:value-type="float">
            <text:p>432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0" calcext:value-type="float">
            <text:p>440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8" calcext:value-type="float">
            <text:p>448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6" calcext:value-type="float">
            <text:p>456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4" calcext:value-type="float">
            <text:p>464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2" calcext:value-type="float">
            <text:p>472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8" calcext:value-type="float">
            <text:p>488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4" calcext:value-type="float">
            <text:p>504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0" calcext:value-type="float">
            <text:p>520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8" calcext:value-type="float">
            <text:p>528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6" calcext:value-type="float">
            <text:p>536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4" calcext:value-type="float">
            <text:p>544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2" calcext:value-type="float">
            <text:p>552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0" calcext:value-type="float">
            <text:p>560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8" calcext:value-type="float">
            <text:p>568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6" calcext:value-type="float">
            <text:p>576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4" calcext:value-type="float">
            <text:p>584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2" calcext:value-type="float">
            <text:p>592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8" calcext:value-type="float">
            <text:p>608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6" calcext:value-type="float">
            <text:p>616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4" calcext:value-type="float">
            <text:p>624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2" calcext:value-type="float">
            <text:p>632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8" calcext:value-type="float">
            <text:p>648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6" calcext:value-type="float">
            <text:p>65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4" calcext:value-type="float">
            <text:p>664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2" calcext:value-type="float">
            <text:p>672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0" calcext:value-type="float">
            <text:p>680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8" calcext:value-type="float">
            <text:p>688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6" calcext:value-type="float">
            <text:p>696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4" calcext:value-type="float">
            <text:p>704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2" calcext:value-type="float">
            <text:p>712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0" calcext:value-type="float">
            <text:p>720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8" calcext:value-type="float">
            <text:p>728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6" calcext:value-type="float">
            <text:p>736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4" calcext:value-type="float">
            <text:p>744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2" calcext:value-type="float">
            <text:p>752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0" calcext:value-type="float">
            <text:p>760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8" calcext:value-type="float">
            <text:p>768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6" calcext:value-type="float">
            <text:p>776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4" calcext:value-type="float">
            <text:p>78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2" calcext:value-type="float">
            <text:p>792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8" calcext:value-type="float">
            <text:p>808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6" calcext:value-type="float">
            <text:p>816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24" calcext:value-type="float">
            <text:p>824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32" calcext:value-type="float">
            <text:p>83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0" calcext:value-type="float">
            <text:p>840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8" calcext:value-type="float">
            <text:p>848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56" calcext:value-type="float">
            <text:p>856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64" calcext:value-type="float">
            <text:p>864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2" calcext:value-type="float">
            <text:p>872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80" calcext:value-type="float">
            <text:p>880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88" calcext:value-type="float">
            <text:p>88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96" calcext:value-type="float">
            <text:p>896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4" calcext:value-type="float">
            <text:p>904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12" calcext:value-type="float">
            <text:p>912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0" calcext:value-type="float">
            <text:p>920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8" calcext:value-type="float">
            <text:p>928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36" calcext:value-type="float">
            <text:p>936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44" calcext:value-type="float">
            <text:p>94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2" calcext:value-type="float">
            <text:p>952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0" calcext:value-type="float">
            <text:p>960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8" calcext:value-type="float">
            <text:p>968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6" calcext:value-type="float">
            <text:p>976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84" calcext:value-type="float">
            <text:p>984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2" calcext:value-type="float">
            <text:p>992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8" calcext:value-type="float">
            <text:p>1008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16" calcext:value-type="float">
            <text:p>1016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6" calcext:value-type="float">
            <text:p>136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2" calcext:value-type="float">
            <text:p>152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8" calcext:value-type="float">
            <text:p>168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" calcext:value-type="float">
            <text:p>22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8" calcext:value-type="float">
            <text:p>248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4" calcext:value-type="float">
            <text:p>264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2" calcext:value-type="float">
            <text:p>272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0" calcext:value-type="float">
            <text:p>280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8" calcext:value-type="float">
            <text:p>288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6" calcext:value-type="float">
            <text:p>296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8" calcext:value-type="float">
            <text:p>328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6" calcext:value-type="float">
            <text:p>336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4" calcext:value-type="float">
            <text:p>34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2" calcext:value-type="float">
            <text:p>352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8" calcext:value-type="float">
            <text:p>368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6" calcext:value-type="float">
            <text:p>376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4" calcext:value-type="float">
            <text:p>384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2" calcext:value-type="float">
            <text:p>392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8" calcext:value-type="float">
            <text:p>408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6" calcext:value-type="float">
            <text:p>416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4" calcext:value-type="float">
            <text:p>424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2" calcext:value-type="float">
            <text:p>432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0" calcext:value-type="float">
            <text:p>440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8" calcext:value-type="float">
            <text:p>44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6" calcext:value-type="float">
            <text:p>456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4" calcext:value-type="float">
            <text:p>464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2" calcext:value-type="float">
            <text:p>472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0" calcext:value-type="float">
            <text:p>480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8" calcext:value-type="float">
            <text:p>488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6" calcext:value-type="float">
            <text:p>496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4" calcext:value-type="float">
            <text:p>504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0" calcext:value-type="float">
            <text:p>520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8" calcext:value-type="float">
            <text:p>52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6" calcext:value-type="float">
            <text:p>536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4" calcext:value-type="float">
            <text:p>54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2" calcext:value-type="float">
            <text:p>552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0" calcext:value-type="float">
            <text:p>560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8" calcext:value-type="float">
            <text:p>568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6" calcext:value-type="float">
            <text:p>57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4" calcext:value-type="float">
            <text:p>58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2" calcext:value-type="float">
            <text:p>592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8" calcext:value-type="float">
            <text:p>608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6" calcext:value-type="float">
            <text:p>616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4" calcext:value-type="float">
            <text:p>624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2" calcext:value-type="float">
            <text:p>632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8" calcext:value-type="float">
            <text:p>648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6" calcext:value-type="float">
            <text:p>656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4" calcext:value-type="float">
            <text:p>664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2" calcext:value-type="float">
            <text:p>672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0" calcext:value-type="float">
            <text:p>680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8" calcext:value-type="float">
            <text:p>688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6" calcext:value-type="float">
            <text:p>696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4" calcext:value-type="float">
            <text:p>704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2" calcext:value-type="float">
            <text:p>712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0" calcext:value-type="float">
            <text:p>72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8" calcext:value-type="float">
            <text:p>72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6" calcext:value-type="float">
            <text:p>73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4" calcext:value-type="float">
            <text:p>74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2" calcext:value-type="float">
            <text:p>752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0" calcext:value-type="float">
            <text:p>760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8" calcext:value-type="float">
            <text:p>768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6" calcext:value-type="float">
            <text:p>776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4" calcext:value-type="float">
            <text:p>78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2" calcext:value-type="float">
            <text:p>79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8" calcext:value-type="float">
            <text:p>808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6" calcext:value-type="float">
            <text:p>816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24" calcext:value-type="float">
            <text:p>824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32" calcext:value-type="float">
            <text:p>83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40" calcext:value-type="float">
            <text:p>840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48" calcext:value-type="float">
            <text:p>848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6" calcext:value-type="float">
            <text:p>856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64" calcext:value-type="float">
            <text:p>864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72" calcext:value-type="float">
            <text:p>872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0" calcext:value-type="float">
            <text:p>880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8" calcext:value-type="float">
            <text:p>888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6" calcext:value-type="float">
            <text:p>896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4" calcext:value-type="float">
            <text:p>904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2" calcext:value-type="float">
            <text:p>912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8" calcext:value-type="float">
            <text:p>92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36" calcext:value-type="float">
            <text:p>936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44" calcext:value-type="float">
            <text:p>944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2" calcext:value-type="float">
            <text:p>952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0" calcext:value-type="float">
            <text:p>960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8" calcext:value-type="float">
            <text:p>968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6" calcext:value-type="float">
            <text:p>976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84" calcext:value-type="float">
            <text:p>984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2" calcext:value-type="float">
            <text:p>992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8" calcext:value-type="float">
            <text:p>100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16" calcext:value-type="float">
            <text:p>1016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2" calcext:value-type="float">
            <text:p>19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8" calcext:value-type="float">
            <text:p>208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2" calcext:value-type="float">
            <text:p>23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2" calcext:value-type="float">
            <text:p>272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6" calcext:value-type="float">
            <text:p>296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4" calcext:value-type="float">
            <text:p>304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2" calcext:value-type="float">
            <text:p>312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0" calcext:value-type="float">
            <text:p>320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6" calcext:value-type="float">
            <text:p>336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4" calcext:value-type="float">
            <text:p>344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2" calcext:value-type="float">
            <text:p>352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0" calcext:value-type="float">
            <text:p>360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8" calcext:value-type="float">
            <text:p>368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6" calcext:value-type="float">
            <text:p>376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2" calcext:value-type="float">
            <text:p>392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8" calcext:value-type="float">
            <text:p>408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6" calcext:value-type="float">
            <text:p>416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4" calcext:value-type="float">
            <text:p>424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2" calcext:value-type="float">
            <text:p>432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0" calcext:value-type="float">
            <text:p>440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8" calcext:value-type="float">
            <text:p>448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6" calcext:value-type="float">
            <text:p>456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4" calcext:value-type="float">
            <text:p>464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2" calcext:value-type="float">
            <text:p>472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8" calcext:value-type="float">
            <text:p>488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6" calcext:value-type="float">
            <text:p>49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4" calcext:value-type="float">
            <text:p>50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0" calcext:value-type="float">
            <text:p>52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8" calcext:value-type="float">
            <text:p>52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6" calcext:value-type="float">
            <text:p>53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4" calcext:value-type="float">
            <text:p>544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2" calcext:value-type="float">
            <text:p>552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0" calcext:value-type="float">
            <text:p>560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8" calcext:value-type="float">
            <text:p>568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6" calcext:value-type="float">
            <text:p>576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4" calcext:value-type="float">
            <text:p>584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2" calcext:value-type="float">
            <text:p>592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8" calcext:value-type="float">
            <text:p>60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6" calcext:value-type="float">
            <text:p>616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4" calcext:value-type="float">
            <text:p>624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2" calcext:value-type="float">
            <text:p>632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8" calcext:value-type="float">
            <text:p>648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6" calcext:value-type="float">
            <text:p>656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4" calcext:value-type="float">
            <text:p>664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2" calcext:value-type="float">
            <text:p>67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8" calcext:value-type="float">
            <text:p>68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6" calcext:value-type="float">
            <text:p>696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4" calcext:value-type="float">
            <text:p>704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2" calcext:value-type="float">
            <text:p>712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0" calcext:value-type="float">
            <text:p>720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8" calcext:value-type="float">
            <text:p>728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6" calcext:value-type="float">
            <text:p>736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4" calcext:value-type="float">
            <text:p>744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2" calcext:value-type="float">
            <text:p>75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0" calcext:value-type="float">
            <text:p>760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8" calcext:value-type="float">
            <text:p>768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6" calcext:value-type="float">
            <text:p>77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4" calcext:value-type="float">
            <text:p>78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92" calcext:value-type="float">
            <text:p>792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8" calcext:value-type="float">
            <text:p>808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6" calcext:value-type="float">
            <text:p>816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4" calcext:value-type="float">
            <text:p>824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2" calcext:value-type="float">
            <text:p>832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40" calcext:value-type="float">
            <text:p>840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48" calcext:value-type="float">
            <text:p>848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6" calcext:value-type="float">
            <text:p>856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4" calcext:value-type="float">
            <text:p>864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2" calcext:value-type="float">
            <text:p>872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0" calcext:value-type="float">
            <text:p>880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8" calcext:value-type="float">
            <text:p>888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6" calcext:value-type="float">
            <text:p>896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4" calcext:value-type="float">
            <text:p>904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12" calcext:value-type="float">
            <text:p>912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20" calcext:value-type="float">
            <text:p>920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28" calcext:value-type="float">
            <text:p>928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36" calcext:value-type="float">
            <text:p>936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44" calcext:value-type="float">
            <text:p>944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2" calcext:value-type="float">
            <text:p>952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0" calcext:value-type="float">
            <text:p>960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8" calcext:value-type="float">
            <text:p>968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76" calcext:value-type="float">
            <text:p>976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4" calcext:value-type="float">
            <text:p>984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2" calcext:value-type="float">
            <text:p>992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8" calcext:value-type="float">
            <text:p>1008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16" calcext:value-type="float">
            <text:p>1016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2" calcext:value-type="float">
            <text:p>152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6" calcext:value-type="float">
            <text:p>176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4" calcext:value-type="float">
            <text:p>184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2" calcext:value-type="float">
            <text:p>19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8" calcext:value-type="float">
            <text:p>208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4" calcext:value-type="float">
            <text:p>22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8" calcext:value-type="float">
            <text:p>24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4" calcext:value-type="float">
            <text:p>264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2" calcext:value-type="float">
            <text:p>272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0" calcext:value-type="float">
            <text:p>280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8" calcext:value-type="float">
            <text:p>288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6" calcext:value-type="float">
            <text:p>296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4" calcext:value-type="float">
            <text:p>304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2" calcext:value-type="float">
            <text:p>312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8" calcext:value-type="float">
            <text:p>32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6" calcext:value-type="float">
            <text:p>33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4" calcext:value-type="float">
            <text:p>344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2" calcext:value-type="float">
            <text:p>352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8" calcext:value-type="float">
            <text:p>368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6" calcext:value-type="float">
            <text:p>376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4" calcext:value-type="float">
            <text:p>384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2" calcext:value-type="float">
            <text:p>392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8" calcext:value-type="float">
            <text:p>408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6" calcext:value-type="float">
            <text:p>416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4" calcext:value-type="float">
            <text:p>424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2" calcext:value-type="float">
            <text:p>432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0" calcext:value-type="float">
            <text:p>440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8" calcext:value-type="float">
            <text:p>448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6" calcext:value-type="float">
            <text:p>456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4" calcext:value-type="float">
            <text:p>464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2" calcext:value-type="float">
            <text:p>472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0" calcext:value-type="float">
            <text:p>480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8" calcext:value-type="float">
            <text:p>488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6" calcext:value-type="float">
            <text:p>496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4" calcext:value-type="float">
            <text:p>50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0" calcext:value-type="float">
            <text:p>52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8" calcext:value-type="float">
            <text:p>528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6" calcext:value-type="float">
            <text:p>536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4" calcext:value-type="float">
            <text:p>544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2" calcext:value-type="float">
            <text:p>552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8" calcext:value-type="float">
            <text:p>568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6" calcext:value-type="float">
            <text:p>576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4" calcext:value-type="float">
            <text:p>584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2" calcext:value-type="float">
            <text:p>592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8" calcext:value-type="float">
            <text:p>608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6" calcext:value-type="float">
            <text:p>616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4" calcext:value-type="float">
            <text:p>624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2" calcext:value-type="float">
            <text:p>632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8" calcext:value-type="float">
            <text:p>64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6" calcext:value-type="float">
            <text:p>656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4" calcext:value-type="float">
            <text:p>664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72" calcext:value-type="float">
            <text:p>672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0" calcext:value-type="float">
            <text:p>680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8" calcext:value-type="float">
            <text:p>688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6" calcext:value-type="float">
            <text:p>696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4" calcext:value-type="float">
            <text:p>704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12" calcext:value-type="float">
            <text:p>712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0" calcext:value-type="float">
            <text:p>72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8" calcext:value-type="float">
            <text:p>728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6" calcext:value-type="float">
            <text:p>736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4" calcext:value-type="float">
            <text:p>744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2" calcext:value-type="float">
            <text:p>75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0" calcext:value-type="float">
            <text:p>760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8" calcext:value-type="float">
            <text:p>768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76" calcext:value-type="float">
            <text:p>776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4" calcext:value-type="float">
            <text:p>78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92" calcext:value-type="float">
            <text:p>792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8" calcext:value-type="float">
            <text:p>808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16" calcext:value-type="float">
            <text:p>816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4" calcext:value-type="float">
            <text:p>82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2" calcext:value-type="float">
            <text:p>832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40" calcext:value-type="float">
            <text:p>840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48" calcext:value-type="float">
            <text:p>848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6" calcext:value-type="float">
            <text:p>856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64" calcext:value-type="float">
            <text:p>864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2" calcext:value-type="float">
            <text:p>872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80" calcext:value-type="float">
            <text:p>880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88" calcext:value-type="float">
            <text:p>888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6" calcext:value-type="float">
            <text:p>896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4" calcext:value-type="float">
            <text:p>90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12" calcext:value-type="float">
            <text:p>912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0" calcext:value-type="float">
            <text:p>920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8" calcext:value-type="float">
            <text:p>928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6" calcext:value-type="float">
            <text:p>936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4" calcext:value-type="float">
            <text:p>944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2" calcext:value-type="float">
            <text:p>952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0" calcext:value-type="float">
            <text:p>960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8" calcext:value-type="float">
            <text:p>968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6" calcext:value-type="float">
            <text:p>976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84" calcext:value-type="float">
            <text:p>984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2" calcext:value-type="float">
            <text:p>992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8" calcext:value-type="float">
            <text:p>100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16" calcext:value-type="float">
            <text:p>1016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2" calcext:value-type="float">
            <text:p>152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6" calcext:value-type="float">
            <text:p>176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4" calcext:value-type="float">
            <text:p>184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8" calcext:value-type="float">
            <text:p>20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6" calcext:value-type="float">
            <text:p>216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4" calcext:value-type="float">
            <text:p>224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2" calcext:value-type="float">
            <text:p>232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0" calcext:value-type="float">
            <text:p>240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8" calcext:value-type="float">
            <text:p>248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4" calcext:value-type="float">
            <text:p>264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2" calcext:value-type="float">
            <text:p>272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0" calcext:value-type="float">
            <text:p>28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8" calcext:value-type="float">
            <text:p>28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6" calcext:value-type="float">
            <text:p>296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4" calcext:value-type="float">
            <text:p>304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2" calcext:value-type="float">
            <text:p>312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8" calcext:value-type="float">
            <text:p>328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6" calcext:value-type="float">
            <text:p>336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4" calcext:value-type="float">
            <text:p>344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2" calcext:value-type="float">
            <text:p>352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0" calcext:value-type="float">
            <text:p>360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8" calcext:value-type="float">
            <text:p>368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6" calcext:value-type="float">
            <text:p>376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4" calcext:value-type="float">
            <text:p>38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2" calcext:value-type="float">
            <text:p>39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8" calcext:value-type="float">
            <text:p>408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6" calcext:value-type="float">
            <text:p>416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4" calcext:value-type="float">
            <text:p>424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2" calcext:value-type="float">
            <text:p>432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0" calcext:value-type="float">
            <text:p>440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8" calcext:value-type="float">
            <text:p>448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6" calcext:value-type="float">
            <text:p>456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4" calcext:value-type="float">
            <text:p>464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2" calcext:value-type="float">
            <text:p>472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0" calcext:value-type="float">
            <text:p>480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8" calcext:value-type="float">
            <text:p>488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6" calcext:value-type="float">
            <text:p>496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4" calcext:value-type="float">
            <text:p>504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0" calcext:value-type="float">
            <text:p>520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8" calcext:value-type="float">
            <text:p>528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6" calcext:value-type="float">
            <text:p>536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4" calcext:value-type="float">
            <text:p>54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2" calcext:value-type="float">
            <text:p>552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0" calcext:value-type="float">
            <text:p>560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6" calcext:value-type="float">
            <text:p>576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4" calcext:value-type="float">
            <text:p>584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2" calcext:value-type="float">
            <text:p>592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8" calcext:value-type="float">
            <text:p>608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6" calcext:value-type="float">
            <text:p>616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4" calcext:value-type="float">
            <text:p>624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2" calcext:value-type="float">
            <text:p>632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8" calcext:value-type="float">
            <text:p>648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6" calcext:value-type="float">
            <text:p>656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4" calcext:value-type="float">
            <text:p>664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72" calcext:value-type="float">
            <text:p>67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0" calcext:value-type="float">
            <text:p>68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8" calcext:value-type="float">
            <text:p>688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96" calcext:value-type="float">
            <text:p>696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4" calcext:value-type="float">
            <text:p>704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2" calcext:value-type="float">
            <text:p>71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0" calcext:value-type="float">
            <text:p>720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8" calcext:value-type="float">
            <text:p>728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36" calcext:value-type="float">
            <text:p>736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4" calcext:value-type="float">
            <text:p>744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2" calcext:value-type="float">
            <text:p>752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0" calcext:value-type="float">
            <text:p>760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8" calcext:value-type="float">
            <text:p>768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6" calcext:value-type="float">
            <text:p>776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4" calcext:value-type="float">
            <text:p>78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92" calcext:value-type="float">
            <text:p>792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8" calcext:value-type="float">
            <text:p>808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16" calcext:value-type="float">
            <text:p>816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24" calcext:value-type="float">
            <text:p>82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32" calcext:value-type="float">
            <text:p>832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40" calcext:value-type="float">
            <text:p>840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48" calcext:value-type="float">
            <text:p>848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56" calcext:value-type="float">
            <text:p>856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64" calcext:value-type="float">
            <text:p>864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72" calcext:value-type="float">
            <text:p>872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80" calcext:value-type="float">
            <text:p>880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88" calcext:value-type="float">
            <text:p>888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96" calcext:value-type="float">
            <text:p>89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4" calcext:value-type="float">
            <text:p>904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12" calcext:value-type="float">
            <text:p>912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0" calcext:value-type="float">
            <text:p>920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8" calcext:value-type="float">
            <text:p>928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36" calcext:value-type="float">
            <text:p>936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44" calcext:value-type="float">
            <text:p>944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2" calcext:value-type="float">
            <text:p>952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0" calcext:value-type="float">
            <text:p>960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8" calcext:value-type="float">
            <text:p>968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6" calcext:value-type="float">
            <text:p>976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4" calcext:value-type="float">
            <text:p>984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92" calcext:value-type="float">
            <text:p>99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8" calcext:value-type="float">
            <text:p>100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16" calcext:value-type="float">
            <text:p>1016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/00/0000</text:date>, <text:time style:data-style-name="N2" text:time-value="15:30:51.4578009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4T14:45:50.062609299</meta:creation-date>
    <dc:date>2025-03-14T15:30:58.756578951</dc:date>
    <meta:editing-duration>PT43M30S</meta:editing-duration>
    <meta:editing-cycles>3</meta:editing-cycles>
    <meta:generator>LibreOffice/25.2.1.2$Linux_X86_64 LibreOffice_project/520$Build-2</meta:generator>
    <meta:document-statistic meta:table-count="1" meta:cell-count="309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4cm" svg:height="9.005cm" xlink:href=".." xlink:type="simple" chart:class="chart:scatter" chart:style-name="ch1">
        <chart:title svg:x="5.226cm" svg:y="0.316cm" chart:style-name="ch2">
          <text:p>Valid addresses vs bounds</text:p>
        </chart:title>
        <chart:legend chart:legend-position="end" svg:x="14.436cm" svg:y="4.203cm" style:legend-expansion="high" chart:style-name="ch3"/>
        <chart:plot-area chart:style-name="ch4" svg:x="1.33cm" svg:y="1.275cm" svg:width="12.787cm" svg:height="6.569cm">
          <chart:coordinate-region svg:x="2.059cm" svg:y="1.475cm" svg:width="11.674cm" svg:height="5.722cm"/>
          <chart:axis chart:dimension="x" chart:name="primary-x" chart:style-name="ch5">
            <chart:title svg:x="7.207cm" svg:y="8.024cm" chart:style-name="ch2">
              <text:p><text:span text:style-name="T1">Limit, l</text:span></text:p>
            </chart:title>
          </chart:axis>
          <chart:axis chart:dimension="y" chart:name="primary-y" chart:style-name="ch6">
            <chart:title svg:x="0.451cm" svg:y="6.072cm" chart:style-name="ch7">
              <text:p><text:span text:style-name="T1">Valid address ratio, r</text:span></text:p>
            </chart:title>
            <chart:grid chart:style-name="ch8" chart:class="major"/>
          </chart:axis>
          <chart:series chart:style-name="ch9" chart:values-cell-range-address="Sheet1.C2:Sheet1.C1033" chart:label-cell-address="Sheet1.C1:Sheet1.C1" chart:class="chart:scatter">
            <chart:domain table:cell-range-address="Sheet1.B2:Sheet1.B1033"/>
            <chart:data-point chart:repeated="10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atio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1033</svg:desc>
                </draw:g>
              </table:table-cell>
              <table:table-cell office:value-type="float" office:value="0">
                <text:p>0</text:p>
                <draw:g>
                  <svg:desc>Sheet1.C2:Sheet1.C10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">
                <text:p>5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">
                <text:p>6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">
                <text:p>8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6">
                <text:p>9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4">
                <text:p>10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">
                <text:p>11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">
                <text:p>12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8">
                <text:p>12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">
                <text:p>13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4">
                <text:p>14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2">
                <text:p>15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0">
                <text:p>16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8">
                <text:p>16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6">
                <text:p>17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4">
                <text:p>18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2">
                <text:p>19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">
                <text:p>2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8">
                <text:p>20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6">
                <text:p>21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4">
                <text:p>22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2">
                <text:p>23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0">
                <text:p>24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8">
                <text:p>24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6">
                <text:p>25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4">
                <text:p>26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2">
                <text:p>27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0">
                <text:p>28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8">
                <text:p>28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6">
                <text:p>29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4">
                <text:p>30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2">
                <text:p>31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">
                <text:p>3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8">
                <text:p>32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6">
                <text:p>33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4">
                <text:p>34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2">
                <text:p>35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0">
                <text:p>3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8">
                <text:p>368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6">
                <text:p>37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4">
                <text:p>38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2">
                <text:p>39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0">
                <text:p>4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8">
                <text:p>40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6">
                <text:p>41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4">
                <text:p>424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2">
                <text:p>43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0">
                <text:p>44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8">
                <text:p>44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6">
                <text:p>456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64">
                <text:p>464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2">
                <text:p>47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80">
                <text:p>48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8">
                <text:p>488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6">
                <text:p>496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4">
                <text:p>50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2">
                <text:p>512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0">
                <text:p>52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8">
                <text:p>52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6">
                <text:p>53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44">
                <text:p>54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52">
                <text:p>55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0">
                <text:p>560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68">
                <text:p>568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6">
                <text:p>57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4">
                <text:p>58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92">
                <text:p>59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00">
                <text:p>60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08">
                <text:p>608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16">
                <text:p>61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24">
                <text:p>62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32">
                <text:p>63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40">
                <text:p>64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48">
                <text:p>648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56">
                <text:p>65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64">
                <text:p>664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72">
                <text:p>672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80">
                <text:p>68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88">
                <text:p>688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96">
                <text:p>696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04">
                <text:p>70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12">
                <text:p>71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20">
                <text:p>72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28">
                <text:p>728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36">
                <text:p>73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44">
                <text:p>744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52">
                <text:p>752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60">
                <text:p>76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68">
                <text:p>768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76">
                <text:p>776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84">
                <text:p>784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92">
                <text:p>792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00">
                <text:p>800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08">
                <text:p>80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16">
                <text:p>816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24">
                <text:p>824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32">
                <text:p>83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40">
                <text:p>84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48">
                <text:p>84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56">
                <text:p>85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64">
                <text:p>86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72">
                <text:p>87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80">
                <text:p>88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88">
                <text:p>88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96">
                <text:p>896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04">
                <text:p>904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12">
                <text:p>912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20">
                <text:p>92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28">
                <text:p>928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36">
                <text:p>93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44">
                <text:p>944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52">
                <text:p>952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60">
                <text:p>96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68">
                <text:p>968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76">
                <text:p>976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84">
                <text:p>984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92">
                <text:p>992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00">
                <text:p>100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08">
                <text:p>1008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16">
                <text:p>101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24">
                <text:p>1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">
                <text:p>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">
                <text:p>1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">
                <text:p>2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2">
                <text:p>3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0">
                <text:p>4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8">
                <text:p>4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6">
                <text:p>5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4">
                <text:p>6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2">
                <text:p>7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0">
                <text:p>8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8">
                <text:p>8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6">
                <text:p>9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4">
                <text:p>10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2">
                <text:p>1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0">
                <text:p>12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8">
                <text:p>128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6">
                <text:p>13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4">
                <text:p>14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2">
                <text:p>15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8">
                <text:p>168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6">
                <text:p>17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4">
                <text:p>18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2">
                <text:p>19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0">
                <text:p>2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8">
                <text:p>20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16">
                <text:p>21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24">
                <text:p>224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32">
                <text:p>23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0">
                <text:p>2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48">
                <text:p>24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56">
                <text:p>25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4">
                <text:p>26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2">
                <text:p>27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80">
                <text:p>2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88">
                <text:p>28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96">
                <text:p>29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04">
                <text:p>30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12">
                <text:p>31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20">
                <text:p>32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28">
                <text:p>3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36">
                <text:p>33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4">
                <text:p>344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52">
                <text:p>35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60">
                <text:p>36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68">
                <text:p>368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76">
                <text:p>376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4">
                <text:p>38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92">
                <text:p>39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00">
                <text:p>4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08">
                <text:p>408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16">
                <text:p>41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24">
                <text:p>424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32">
                <text:p>43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40">
                <text:p>44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48">
                <text:p>44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56">
                <text:p>45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64">
                <text:p>46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72">
                <text:p>47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80">
                <text:p>48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88">
                <text:p>48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6">
                <text:p>496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04">
                <text:p>504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12">
                <text:p>51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20">
                <text:p>52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28">
                <text:p>528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36">
                <text:p>536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44">
                <text:p>54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52">
                <text:p>552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60">
                <text:p>56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68">
                <text:p>56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76">
                <text:p>576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84">
                <text:p>584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92">
                <text:p>59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00">
                <text:p>6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08">
                <text:p>608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16">
                <text:p>61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24">
                <text:p>624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32">
                <text:p>632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40">
                <text:p>64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48">
                <text:p>648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56">
                <text:p>65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64">
                <text:p>664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72">
                <text:p>67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80">
                <text:p>6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88">
                <text:p>688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96">
                <text:p>696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04">
                <text:p>704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12">
                <text:p>712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20">
                <text:p>72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28">
                <text:p>728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36">
                <text:p>73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44">
                <text:p>744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52">
                <text:p>75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60">
                <text:p>76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68">
                <text:p>768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76">
                <text:p>77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84">
                <text:p>78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92">
                <text:p>792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00">
                <text:p>80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08">
                <text:p>80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16">
                <text:p>81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24">
                <text:p>82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32">
                <text:p>832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40">
                <text:p>840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48">
                <text:p>848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56">
                <text:p>85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64">
                <text:p>864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72">
                <text:p>87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80">
                <text:p>880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88">
                <text:p>888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96">
                <text:p>896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04">
                <text:p>90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12">
                <text:p>912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20">
                <text:p>92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28">
                <text:p>928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36">
                <text:p>936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44">
                <text:p>944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52">
                <text:p>95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60">
                <text:p>960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68">
                <text:p>968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76">
                <text:p>97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84">
                <text:p>984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92">
                <text:p>992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00">
                <text:p>100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08">
                <text:p>1008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16">
                <text:p>101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24">
                <text:p>1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2">
                <text:p>3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0">
                <text:p>4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8">
                <text:p>4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6">
                <text:p>5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4">
                <text:p>6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2">
                <text:p>7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0">
                <text:p>8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8">
                <text:p>8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6">
                <text:p>9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4">
                <text:p>10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12">
                <text:p>112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0">
                <text:p>12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28">
                <text:p>12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6">
                <text:p>13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4">
                <text:p>14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2">
                <text:p>15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0">
                <text:p>16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8">
                <text:p>16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6">
                <text:p>17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84">
                <text:p>18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92">
                <text:p>19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0">
                <text:p>2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8">
                <text:p>20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16">
                <text:p>21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24">
                <text:p>224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32">
                <text:p>23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40">
                <text:p>2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48">
                <text:p>24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56">
                <text:p>256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64">
                <text:p>26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72">
                <text:p>27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80">
                <text:p>2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88">
                <text:p>28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4">
                <text:p>30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12">
                <text:p>31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20">
                <text:p>3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8">
                <text:p>3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36">
                <text:p>33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44">
                <text:p>34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52">
                <text:p>35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60">
                <text:p>36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68">
                <text:p>36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76">
                <text:p>37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84">
                <text:p>38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92">
                <text:p>39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00">
                <text:p>40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08">
                <text:p>408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16">
                <text:p>41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24">
                <text:p>42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32">
                <text:p>43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40">
                <text:p>44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48">
                <text:p>44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56">
                <text:p>456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64">
                <text:p>464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72">
                <text:p>472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80">
                <text:p>48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88">
                <text:p>48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96">
                <text:p>49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04">
                <text:p>50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12">
                <text:p>51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20">
                <text:p>52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28">
                <text:p>52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36">
                <text:p>53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44">
                <text:p>5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52">
                <text:p>5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60">
                <text:p>56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68">
                <text:p>568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76">
                <text:p>57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84">
                <text:p>58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92">
                <text:p>592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00">
                <text:p>6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08">
                <text:p>60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16">
                <text:p>61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24">
                <text:p>62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32">
                <text:p>63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40">
                <text:p>64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48">
                <text:p>648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56">
                <text:p>65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64">
                <text:p>664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72">
                <text:p>67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0">
                <text:p>68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88">
                <text:p>688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6">
                <text:p>69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04">
                <text:p>70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12">
                <text:p>71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20">
                <text:p>72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28">
                <text:p>728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36">
                <text:p>736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44">
                <text:p>74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52">
                <text:p>75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60">
                <text:p>76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68">
                <text:p>768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76">
                <text:p>776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84">
                <text:p>78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92">
                <text:p>79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00">
                <text:p>80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08">
                <text:p>80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16">
                <text:p>81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24">
                <text:p>82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32">
                <text:p>83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40">
                <text:p>84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48">
                <text:p>84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56">
                <text:p>85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64">
                <text:p>86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72">
                <text:p>87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80">
                <text:p>880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88">
                <text:p>888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96">
                <text:p>896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04">
                <text:p>904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12">
                <text:p>91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20">
                <text:p>92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28">
                <text:p>928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36">
                <text:p>936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44">
                <text:p>944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52">
                <text:p>952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60">
                <text:p>96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68">
                <text:p>968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76">
                <text:p>976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84">
                <text:p>984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92">
                <text:p>992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00">
                <text:p>100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08">
                <text:p>1008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16">
                <text:p>1016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24">
                <text:p>1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6">
                <text:p>1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4">
                <text:p>2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2">
                <text:p>3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0">
                <text:p>4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8">
                <text:p>4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6">
                <text:p>5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4">
                <text:p>6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2">
                <text:p>72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0">
                <text:p>8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8">
                <text:p>8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6">
                <text:p>9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4">
                <text:p>10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2">
                <text:p>1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20">
                <text:p>12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28">
                <text:p>12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36">
                <text:p>13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4">
                <text:p>14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52">
                <text:p>15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60">
                <text:p>1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68">
                <text:p>16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76">
                <text:p>17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84">
                <text:p>184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92">
                <text:p>19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0">
                <text:p>2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8">
                <text:p>20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16">
                <text:p>21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24">
                <text:p>22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32">
                <text:p>23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40">
                <text:p>2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48">
                <text:p>24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56">
                <text:p>256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64">
                <text:p>26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72">
                <text:p>27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80">
                <text:p>2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88">
                <text:p>288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96">
                <text:p>29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04">
                <text:p>30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12">
                <text:p>31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20">
                <text:p>3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28">
                <text:p>3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36">
                <text:p>33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44">
                <text:p>344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52">
                <text:p>35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60">
                <text:p>36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68">
                <text:p>36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76">
                <text:p>37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84">
                <text:p>384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92">
                <text:p>39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00">
                <text:p>40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08">
                <text:p>408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16">
                <text:p>41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24">
                <text:p>42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32">
                <text:p>432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0">
                <text:p>44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8">
                <text:p>448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56">
                <text:p>45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64">
                <text:p>46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72">
                <text:p>472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80">
                <text:p>48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88">
                <text:p>48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96">
                <text:p>49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04">
                <text:p>50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12">
                <text:p>51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20">
                <text:p>52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28">
                <text:p>52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36">
                <text:p>53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44">
                <text:p>54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52">
                <text:p>55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60">
                <text:p>56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68">
                <text:p>56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76">
                <text:p>576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84">
                <text:p>58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92">
                <text:p>592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00">
                <text:p>60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08">
                <text:p>60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16">
                <text:p>616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24">
                <text:p>62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32">
                <text:p>63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40">
                <text:p>64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48">
                <text:p>648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56">
                <text:p>65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64">
                <text:p>664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72">
                <text:p>672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80">
                <text:p>68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88">
                <text:p>688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96">
                <text:p>69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04">
                <text:p>704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12">
                <text:p>71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20">
                <text:p>72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28">
                <text:p>728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36">
                <text:p>736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44">
                <text:p>744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52">
                <text:p>75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60">
                <text:p>760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68">
                <text:p>768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76">
                <text:p>776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84">
                <text:p>78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92">
                <text:p>792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00">
                <text:p>80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08">
                <text:p>808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16">
                <text:p>816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24">
                <text:p>824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32">
                <text:p>832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40">
                <text:p>84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48">
                <text:p>848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56">
                <text:p>856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64">
                <text:p>864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72">
                <text:p>872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80">
                <text:p>88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88">
                <text:p>88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96">
                <text:p>89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04">
                <text:p>90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12">
                <text:p>912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20">
                <text:p>920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28">
                <text:p>928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36">
                <text:p>936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44">
                <text:p>94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52">
                <text:p>952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60">
                <text:p>96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68">
                <text:p>968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976">
                <text:p>976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84">
                <text:p>984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92">
                <text:p>992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00">
                <text:p>10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08">
                <text:p>1008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16">
                <text:p>1016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24">
                <text:p>1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6">
                <text:p>1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4">
                <text:p>2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2">
                <text:p>3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0">
                <text:p>4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8">
                <text:p>4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6">
                <text:p>5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4">
                <text:p>6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2">
                <text:p>7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0">
                <text:p>8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8">
                <text:p>8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6">
                <text:p>9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4">
                <text:p>10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12">
                <text:p>11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20">
                <text:p>12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28">
                <text:p>128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36">
                <text:p>13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44">
                <text:p>14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52">
                <text:p>15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60">
                <text:p>16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68">
                <text:p>16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76">
                <text:p>17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84">
                <text:p>18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92">
                <text:p>19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00">
                <text:p>2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08">
                <text:p>20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16">
                <text:p>21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24">
                <text:p>22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32">
                <text:p>23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40">
                <text:p>24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48">
                <text:p>24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56">
                <text:p>25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64">
                <text:p>26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72">
                <text:p>27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80">
                <text:p>2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88">
                <text:p>288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96">
                <text:p>29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04">
                <text:p>30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12">
                <text:p>31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20">
                <text:p>32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28">
                <text:p>328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36">
                <text:p>33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44">
                <text:p>34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52">
                <text:p>352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60">
                <text:p>360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68">
                <text:p>36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76">
                <text:p>376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84">
                <text:p>384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92">
                <text:p>39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00">
                <text:p>40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08">
                <text:p>408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16">
                <text:p>41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24">
                <text:p>42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32">
                <text:p>432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40">
                <text:p>44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48">
                <text:p>44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56">
                <text:p>456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64">
                <text:p>464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72">
                <text:p>47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80">
                <text:p>48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88">
                <text:p>488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96">
                <text:p>49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04">
                <text:p>50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12">
                <text:p>51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20">
                <text:p>52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28">
                <text:p>52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36">
                <text:p>53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44">
                <text:p>54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52">
                <text:p>552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60">
                <text:p>56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68">
                <text:p>568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76">
                <text:p>57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4">
                <text:p>58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2">
                <text:p>592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00">
                <text:p>6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08">
                <text:p>608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16">
                <text:p>61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24">
                <text:p>624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32">
                <text:p>63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40">
                <text:p>64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48">
                <text:p>64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56">
                <text:p>656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64">
                <text:p>664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72">
                <text:p>67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80">
                <text:p>68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88">
                <text:p>688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96">
                <text:p>696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04">
                <text:p>704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12">
                <text:p>712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20">
                <text:p>72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28">
                <text:p>72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36">
                <text:p>73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44">
                <text:p>74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52">
                <text:p>752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60">
                <text:p>76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68">
                <text:p>768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76">
                <text:p>77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84">
                <text:p>78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92">
                <text:p>79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800">
                <text:p>8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808">
                <text:p>80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16">
                <text:p>81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24">
                <text:p>82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32">
                <text:p>83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40">
                <text:p>84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848">
                <text:p>848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856">
                <text:p>85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64">
                <text:p>864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72">
                <text:p>87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80">
                <text:p>88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888">
                <text:p>888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896">
                <text:p>89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04">
                <text:p>90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12">
                <text:p>912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20">
                <text:p>920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28">
                <text:p>9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36">
                <text:p>936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944">
                <text:p>944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952">
                <text:p>952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60">
                <text:p>96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968">
                <text:p>968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76">
                <text:p>976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84">
                <text:p>984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992">
                <text:p>992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000">
                <text:p>100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08">
                <text:p>1008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016">
                <text:p>101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024">
                <text:p>1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8">
                <text:p>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6">
                <text:p>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4">
                <text:p>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2">
                <text:p>3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0">
                <text:p>4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8">
                <text:p>4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6">
                <text:p>5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4">
                <text:p>6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2">
                <text:p>7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80">
                <text:p>8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88">
                <text:p>88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96">
                <text:p>9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04">
                <text:p>10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12">
                <text:p>11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20">
                <text:p>12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28">
                <text:p>12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6">
                <text:p>13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4">
                <text:p>14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52">
                <text:p>15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60">
                <text:p>1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68">
                <text:p>168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76">
                <text:p>17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84">
                <text:p>18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92">
                <text:p>19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00">
                <text:p>2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08">
                <text:p>20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16">
                <text:p>21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24">
                <text:p>22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32">
                <text:p>23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40">
                <text:p>24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48">
                <text:p>24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56">
                <text:p>256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64">
                <text:p>264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72">
                <text:p>27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80">
                <text:p>28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88">
                <text:p>28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96">
                <text:p>29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04">
                <text:p>304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12">
                <text:p>31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20">
                <text:p>32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28">
                <text:p>328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36">
                <text:p>336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44">
                <text:p>344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52">
                <text:p>35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60">
                <text:p>360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68">
                <text:p>36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76">
                <text:p>37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84">
                <text:p>38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92">
                <text:p>39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00">
                <text:p>400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08">
                <text:p>40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16">
                <text:p>41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24">
                <text:p>42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32">
                <text:p>43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40">
                <text:p>440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48">
                <text:p>44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56">
                <text:p>45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64">
                <text:p>46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72">
                <text:p>47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80">
                <text:p>48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88">
                <text:p>48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96">
                <text:p>49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04">
                <text:p>50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12">
                <text:p>5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20">
                <text:p>5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28">
                <text:p>52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36">
                <text:p>53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44">
                <text:p>544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52">
                <text:p>55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60">
                <text:p>56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68">
                <text:p>568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76">
                <text:p>57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84">
                <text:p>58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92">
                <text:p>59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00">
                <text:p>60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08">
                <text:p>60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616">
                <text:p>61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624">
                <text:p>62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632">
                <text:p>632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40">
                <text:p>64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648">
                <text:p>648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656">
                <text:p>656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64">
                <text:p>664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672">
                <text:p>67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680">
                <text:p>68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88">
                <text:p>68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696">
                <text:p>69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04">
                <text:p>70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12">
                <text:p>71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20">
                <text:p>72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28">
                <text:p>728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6">
                <text:p>736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44">
                <text:p>744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52">
                <text:p>75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60">
                <text:p>76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68">
                <text:p>768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76">
                <text:p>77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84">
                <text:p>78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92">
                <text:p>792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00">
                <text:p>8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08">
                <text:p>808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16">
                <text:p>816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24">
                <text:p>824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32">
                <text:p>832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40">
                <text:p>84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48">
                <text:p>84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56">
                <text:p>85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64">
                <text:p>86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72">
                <text:p>87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80">
                <text:p>88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88">
                <text:p>88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96">
                <text:p>896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04">
                <text:p>90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12">
                <text:p>912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20">
                <text:p>92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28">
                <text:p>928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36">
                <text:p>93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44">
                <text:p>944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52">
                <text:p>952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60">
                <text:p>96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68">
                <text:p>968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76">
                <text:p>976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84">
                <text:p>98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92">
                <text:p>99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000">
                <text:p>100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008">
                <text:p>1008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016">
                <text:p>101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024">
                <text:p>1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">
                <text:p>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6">
                <text:p>1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4">
                <text:p>2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2">
                <text:p>3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0">
                <text:p>4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8">
                <text:p>4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56">
                <text:p>5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4">
                <text:p>6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2">
                <text:p>7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0">
                <text:p>8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8">
                <text:p>8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6">
                <text:p>9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04">
                <text:p>10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12">
                <text:p>11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20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28">
                <text:p>12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36">
                <text:p>13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44">
                <text:p>14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2">
                <text:p>15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60">
                <text:p>16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68">
                <text:p>16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76">
                <text:p>17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84">
                <text:p>18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92">
                <text:p>19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00">
                <text:p>2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08">
                <text:p>20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16">
                <text:p>21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24">
                <text:p>22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32">
                <text:p>23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40">
                <text:p>2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48">
                <text:p>24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56">
                <text:p>256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64">
                <text:p>26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72">
                <text:p>27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80">
                <text:p>2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88">
                <text:p>28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96">
                <text:p>29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04">
                <text:p>30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12">
                <text:p>31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20">
                <text:p>3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28">
                <text:p>32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36">
                <text:p>33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44">
                <text:p>34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52">
                <text:p>35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60">
                <text:p>36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68">
                <text:p>36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76">
                <text:p>376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84">
                <text:p>38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92">
                <text:p>392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00">
                <text:p>40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08">
                <text:p>408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16">
                <text:p>416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24">
                <text:p>424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32">
                <text:p>432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40">
                <text:p>440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48">
                <text:p>44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56">
                <text:p>456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64">
                <text:p>464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72">
                <text:p>472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80">
                <text:p>48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88">
                <text:p>48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96">
                <text:p>49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504">
                <text:p>50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12">
                <text:p>5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20">
                <text:p>5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28">
                <text:p>528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36">
                <text:p>53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44">
                <text:p>54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52">
                <text:p>55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60">
                <text:p>56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68">
                <text:p>56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76">
                <text:p>57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84">
                <text:p>58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592">
                <text:p>59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600">
                <text:p>60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608">
                <text:p>608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616">
                <text:p>61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624">
                <text:p>624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632">
                <text:p>632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640">
                <text:p>64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648">
                <text:p>64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656">
                <text:p>656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664">
                <text:p>66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672">
                <text:p>672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680">
                <text:p>6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688">
                <text:p>688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696">
                <text:p>69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704">
                <text:p>704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712">
                <text:p>71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720">
                <text:p>72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728">
                <text:p>728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736">
                <text:p>736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744">
                <text:p>744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752">
                <text:p>75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760">
                <text:p>76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768">
                <text:p>768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776">
                <text:p>776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784">
                <text:p>78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792">
                <text:p>792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00">
                <text:p>80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08">
                <text:p>80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16">
                <text:p>81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24">
                <text:p>82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32">
                <text:p>832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40">
                <text:p>84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48">
                <text:p>848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56">
                <text:p>85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64">
                <text:p>864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72">
                <text:p>872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0">
                <text:p>88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8">
                <text:p>888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96">
                <text:p>896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904">
                <text:p>90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912">
                <text:p>912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920">
                <text:p>92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28">
                <text:p>928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36">
                <text:p>936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44">
                <text:p>94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52">
                <text:p>95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60">
                <text:p>9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68">
                <text:p>968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76">
                <text:p>97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84">
                <text:p>984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92">
                <text:p>99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00">
                <text:p>100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08">
                <text:p>1008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016">
                <text:p>101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24">
                <text:p>1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4">
                <text:p>2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2">
                <text:p>3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0">
                <text:p>4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8">
                <text:p>4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56">
                <text:p>5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64">
                <text:p>6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72">
                <text:p>7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80">
                <text:p>8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88">
                <text:p>8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6">
                <text:p>9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04">
                <text:p>10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12">
                <text:p>11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20">
                <text:p>12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28">
                <text:p>12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36">
                <text:p>13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44">
                <text:p>14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52">
                <text:p>15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60">
                <text:p>1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68">
                <text:p>168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76">
                <text:p>17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4">
                <text:p>18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92">
                <text:p>19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00">
                <text:p>2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08">
                <text:p>20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16">
                <text:p>21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24">
                <text:p>224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32">
                <text:p>23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40">
                <text:p>24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48">
                <text:p>24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56">
                <text:p>256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64">
                <text:p>264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72">
                <text:p>27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80">
                <text:p>28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88">
                <text:p>28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96">
                <text:p>29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04">
                <text:p>304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12">
                <text:p>31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20">
                <text:p>32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28">
                <text:p>328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36">
                <text:p>336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44">
                <text:p>344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52">
                <text:p>352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60">
                <text:p>36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68">
                <text:p>36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76">
                <text:p>376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84">
                <text:p>38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92">
                <text:p>39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00">
                <text:p>400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08">
                <text:p>408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16">
                <text:p>416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24">
                <text:p>424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32">
                <text:p>432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40">
                <text:p>44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48">
                <text:p>44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56">
                <text:p>45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64">
                <text:p>46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72">
                <text:p>47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80">
                <text:p>48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88">
                <text:p>488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96">
                <text:p>496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504">
                <text:p>50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12">
                <text:p>51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520">
                <text:p>52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528">
                <text:p>52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536">
                <text:p>53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544">
                <text:p>54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552">
                <text:p>55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560">
                <text:p>56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568">
                <text:p>568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576">
                <text:p>576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84">
                <text:p>584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92">
                <text:p>59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00">
                <text:p>60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608">
                <text:p>608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616">
                <text:p>61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24">
                <text:p>624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32">
                <text:p>632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640">
                <text:p>64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648">
                <text:p>648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56">
                <text:p>656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664">
                <text:p>664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672">
                <text:p>67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680">
                <text:p>68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688">
                <text:p>688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696">
                <text:p>69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704">
                <text:p>70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712">
                <text:p>71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720">
                <text:p>7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728">
                <text:p>72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736">
                <text:p>73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744">
                <text:p>74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752">
                <text:p>75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760">
                <text:p>76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68">
                <text:p>76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776">
                <text:p>77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784">
                <text:p>78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792">
                <text:p>792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800">
                <text:p>800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808">
                <text:p>808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816">
                <text:p>816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824">
                <text:p>82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832">
                <text:p>83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840">
                <text:p>84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848">
                <text:p>848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856">
                <text:p>85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864">
                <text:p>864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872">
                <text:p>87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880">
                <text:p>88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888">
                <text:p>888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896">
                <text:p>89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904">
                <text:p>904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912">
                <text:p>91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920">
                <text:p>92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928">
                <text:p>928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936">
                <text:p>936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944">
                <text:p>94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952">
                <text:p>95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960">
                <text:p>96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968">
                <text:p>968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976">
                <text:p>97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984">
                <text:p>984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992">
                <text:p>992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00">
                <text:p>100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08">
                <text:p>1008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16">
                <text:p>101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24">
                <text:p>102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